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1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4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>
            <text:p>Primo</text:p>
          </table:table-cell>
          <table:table-cell office:value-type="string">
            <text:p>Secondo</text:p>
          </table:table-cell>
          <table:table-cell office:value-type="string">
            <text:p>Terzo</text:p>
          </table:table-cell>
          <table:table-cell office:value-type="string">
            <text:p>Quarto</text:p>
          </table:table-cell>
          <table:table-cell office:value-type="string">
            <text:p>Rotta LO</text:p>
          </table:table-cell>
          <table:table-cell office:value-type="string">
            <text:p>Rotta BB</text:p>
          </table:table-cell>
          <table:table-cell office:value-type="string">
            <text:p>Becc.</text:p>
          </table:table-cell>
          <table:table-cell office:value-type="string">
            <text:p>Rollio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]) + [.B2]) / 10" office:value-type="float" office:value="166.7">
            <text:p>166.7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]) + [.B3]) / 10" office:value-type="float" office:value="166.7">
            <text:p>166.7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]) + [.B4]) / 10" office:value-type="float" office:value="166.4">
            <text:p>166.4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]) + [.B5]) / 10" office:value-type="float" office:value="166.4">
            <text:p>166.4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]) + [.B6]) / 10" office:value-type="float" office:value="166.3">
            <text:p>166.3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]) + [.B7]) / 10" office:value-type="float" office:value="166.3">
            <text:p>166.3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]) + [.B8]) / 10" office:value-type="float" office:value="166.3">
            <text:p>166.3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]) + [.B9]) / 10" office:value-type="float" office:value="166.9">
            <text:p>166.9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]) + [.B10]) / 10" office:value-type="float" office:value="167.2">
            <text:p>167.2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]) + [.B11]) / 10" office:value-type="float" office:value="168.4">
            <text:p>168.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]) + [.B12]) / 10" office:value-type="float" office:value="168.6">
            <text:p>168.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]) + [.B13]) / 10" office:value-type="float" office:value="168.6">
            <text:p>168.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]) + [.B14]) / 10" office:value-type="float" office:value="168.6">
            <text:p>168.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]) + [.B15]) / 10" office:value-type="float" office:value="168.6">
            <text:p>168.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]) + [.B16]) / 10" office:value-type="float" office:value="168.9">
            <text:p>168.9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]) + [.B17]) / 10" office:value-type="float" office:value="169.3">
            <text:p>169.3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]) + [.B18]) / 10" office:value-type="float" office:value="169.7">
            <text:p>169.7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]) + [.B19]) / 10" office:value-type="float" office:value="169.7">
            <text:p>169.7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]) + [.B20]) / 10" office:value-type="float" office:value="170">
            <text:p>17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1]) + [.B21]) / 10" office:value-type="float" office:value="170.3">
            <text:p>170.3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2]) + [.B22]) / 10" office:value-type="float" office:value="170.4">
            <text:p>170.4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3]) + [.B23]) / 10" office:value-type="float" office:value="170.4">
            <text:p>170.4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4]) + [.B24]) / 10" office:value-type="float" office:value="170.7">
            <text:p>170.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5]) + [.B25]) / 10" office:value-type="float" office:value="170.7">
            <text:p>170.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]) + [.B26]) / 10" office:value-type="float" office:value="171">
            <text:p>17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]) + [.B27]) / 10" office:value-type="float" office:value="171">
            <text:p>17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]) + [.B28]) / 10" office:value-type="float" office:value="171.1">
            <text:p>171.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]) + [.B29]) / 10" office:value-type="float" office:value="171.1">
            <text:p>171.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]) + [.B30]) / 10" office:value-type="float" office:value="171.1">
            <text:p>171.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]) + [.B31]) / 10" office:value-type="float" office:value="171.1">
            <text:p>171.1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]) + [.B32]) / 10" office:value-type="float" office:value="170.8">
            <text:p>170.8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]) + [.B33]) / 10" office:value-type="float" office:value="171.4">
            <text:p>171.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]) + [.B34]) / 10" office:value-type="float" office:value="171.5">
            <text:p>171.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]) + [.B35]) / 10" office:value-type="float" office:value="171.5">
            <text:p>171.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]) + [.B36]) / 10" office:value-type="float" office:value="171.8">
            <text:p>171.8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]) + [.B37]) / 10" office:value-type="float" office:value="171.8">
            <text:p>171.8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]) + [.B38]) / 10" office:value-type="float" office:value="172.2">
            <text:p>172.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]) + [.B39]) / 10" office:value-type="float" office:value="172.1">
            <text:p>172.1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0]) + [.B40]) / 10" office:value-type="float" office:value="172.1">
            <text:p>172.1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1]) + [.B41]) / 10" office:value-type="float" office:value="172.1">
            <text:p>172.1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2]) + [.B42]) / 10" office:value-type="float" office:value="172.2">
            <text:p>172.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3]) + [.B43]) / 10" office:value-type="float" office:value="172.5">
            <text:p>172.5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4]) + [.B44]) / 10" office:value-type="float" office:value="172.4">
            <text:p>172.4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5]) + [.B45]) / 10" office:value-type="float" office:value="172.5">
            <text:p>172.5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6]) + [.B46]) / 10" office:value-type="float" office:value="172.9">
            <text:p>172.9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7]) + [.B47]) / 10" office:value-type="float" office:value="172.9">
            <text:p>172.9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8]) + [.B48]) / 10" office:value-type="float" office:value="172.9">
            <text:p>172.9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49]) + [.B49]) / 10" office:value-type="float" office:value="173.2">
            <text:p>173.2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0]) + [.B50]) / 10" office:value-type="float" office:value="173.6">
            <text:p>173.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1]) + [.B51]) / 10" office:value-type="float" office:value="173.9">
            <text:p>173.9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2]) + [.B52]) / 10" office:value-type="float" office:value="174">
            <text:p>174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3]) + [.B53]) / 10" office:value-type="float" office:value="174.3">
            <text:p>174.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4]) + [.B54]) / 10" office:value-type="float" office:value="174.7">
            <text:p>174.7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5]) + [.B55]) / 10" office:value-type="float" office:value="174.7">
            <text:p>174.7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6]) + [.B56]) / 10" office:value-type="float" office:value="175">
            <text:p>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7]) + [.B57]) / 10" office:value-type="float" office:value="175">
            <text:p>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8]) + [.B58]) / 10" office:value-type="float" office:value="175.4">
            <text:p>175.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59]) + [.B59]) / 10" office:value-type="float" office:value="175.4">
            <text:p>175.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0]) + [.B60]) / 10" office:value-type="float" office:value="175.8">
            <text:p>175.8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1]) + [.B61]) / 10" office:value-type="float" office:value="175.7">
            <text:p>175.7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2]) + [.B62]) / 10" office:value-type="float" office:value="176">
            <text:p>176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3]) + [.B63]) / 10" office:value-type="float" office:value="176.5">
            <text:p>176.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4]) + [.B64]) / 10" office:value-type="float" office:value="176.8">
            <text:p>176.8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5]) + [.B65]) / 10" office:value-type="float" office:value="176.8">
            <text:p>176.8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6]) + [.B66]) / 10" office:value-type="float" office:value="176.7">
            <text:p>176.7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7]) + [.B67]) / 10" office:value-type="float" office:value="177.1">
            <text:p>177.1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8]) + [.B68]) / 10" office:value-type="float" office:value="177.9">
            <text:p>177.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69]) + [.B69]) / 10" office:value-type="float" office:value="177.9">
            <text:p>177.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0]) + [.B70]) / 10" office:value-type="float" office:value="177.8">
            <text:p>177.8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1]) + [.B71]) / 10" office:value-type="float" office:value="178.2">
            <text:p>178.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2]) + [.B72]) / 10" office:value-type="float" office:value="178.7">
            <text:p>178.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3]) + [.B73]) / 10" office:value-type="float" office:value="179.1">
            <text:p>179.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4]) + [.B74]) / 10" office:value-type="float" office:value="179">
            <text:p>179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5]) + [.B75]) / 10" office:value-type="float" office:value="179.4">
            <text:p>179.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6]) + [.B76]) / 10" office:value-type="float" office:value="179.8">
            <text:p>179.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7]) + [.B77]) / 10" office:value-type="float" office:value="180.2">
            <text:p>180.2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8]) + [.B78]) / 10" office:value-type="float" office:value="180.1">
            <text:p>180.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79]) + [.B79]) / 10" office:value-type="float" office:value="180.1">
            <text:p>180.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0]) + [.B80]) / 10" office:value-type="float" office:value="180.2">
            <text:p>180.2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SERIAL ERROR: Bytes arrived:3#7 0 253 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1]) + [.B81]) / 10" office:value-type="float" office:value="0">
            <text:p>#VALUE!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2]) + [.B82]) / 10" office:value-type="float" office:value="181.5">
            <text:p>181.5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3]) + [.B83]) / 10" office:value-type="float" office:value="182">
            <text:p>182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4]) + [.B84]) / 10" office:value-type="float" office:value="182.3">
            <text:p>182.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5]) + [.B85]) / 10" office:value-type="float" office:value="182.3">
            <text:p>182.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6]) + [.B86]) / 10" office:value-type="float" office:value="182.7">
            <text:p>182.7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7]) + [.B87]) / 10" office:value-type="float" office:value="183.1">
            <text:p>183.1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8]) + [.B88]) / 10" office:value-type="float" office:value="183.4">
            <text:p>183.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89]) + [.B89]) / 10" office:value-type="float" office:value="184.2">
            <text:p>184.2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0]) + [.B90]) / 10" office:value-type="float" office:value="184.6">
            <text:p>184.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1]) + [.B91]) / 10" office:value-type="float" office:value="184.6">
            <text:p>184.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2]) + [.B92]) / 10" office:value-type="float" office:value="184.9">
            <text:p>184.9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3]) + [.B93]) / 10" office:value-type="float" office:value="185">
            <text:p>185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4]) + [.B94]) / 10" office:value-type="float" office:value="185.3">
            <text:p>185.3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5]) + [.B95]) / 10" office:value-type="float" office:value="185.7">
            <text:p>185.7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6]) + [.B96]) / 10" office:value-type="float" office:value="186.4">
            <text:p>186.4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7]) + [.B97]) / 10" office:value-type="float" office:value="186.8">
            <text:p>186.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8]) + [.B98]) / 10" office:value-type="float" office:value="186.8">
            <text:p>186.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99]) + [.B99]) / 10" office:value-type="float" office:value="187.5">
            <text:p>187.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0]) + [.B100]) / 10" office:value-type="float" office:value="187.5">
            <text:p>187.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1]) + [.B101]) / 10" office:value-type="float" office:value="187.9">
            <text:p>187.9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2]) + [.B102]) / 10" office:value-type="float" office:value="188.3">
            <text:p>188.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3]) + [.B103]) / 10" office:value-type="float" office:value="188.2">
            <text:p>188.2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4]) + [.B104]) / 10" office:value-type="float" office:value="188.6">
            <text:p>188.6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5]) + [.B105]) / 10" office:value-type="float" office:value="189">
            <text:p>189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6]) + [.B106]) / 10" office:value-type="float" office:value="189.3">
            <text:p>189.3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7]) + [.B107]) / 10" office:value-type="float" office:value="189.4">
            <text:p>189.4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8]) + [.B108]) / 10" office:value-type="float" office:value="189.7">
            <text:p>189.7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09]) + [.B109]) / 10" office:value-type="float" office:value="190.1">
            <text:p>190.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0]) + [.B110]) / 10" office:value-type="float" office:value="190.6">
            <text:p>190.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1]) + [.B111]) / 10" office:value-type="float" office:value="190.5">
            <text:p>190.5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2]) + [.B112]) / 10" office:value-type="float" office:value="191">
            <text:p>19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3]) + [.B113]) / 10" office:value-type="float" office:value="191.3">
            <text:p>191.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4]) + [.B114]) / 10" office:value-type="float" office:value="191.7">
            <text:p>191.7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5]) + [.B115]) / 10" office:value-type="float" office:value="191.7">
            <text:p>191.7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6]) + [.B116]) / 10" office:value-type="float" office:value="192.1">
            <text:p>192.1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7]) + [.B117]) / 10" office:value-type="float" office:value="192.5">
            <text:p>192.5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8]) + [.B118]) / 10" office:value-type="float" office:value="193">
            <text:p>19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19]) + [.B119]) / 10" office:value-type="float" office:value="193">
            <text:p>19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0]) + [.B120]) / 10" office:value-type="float" office:value="193.5">
            <text:p>193.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1]) + [.B121]) / 10" office:value-type="float" office:value="193.8">
            <text:p>193.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2]) + [.B122]) / 10" office:value-type="float" office:value="194.1">
            <text:p>194.1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3]) + [.B123]) / 10" office:value-type="float" office:value="194.1">
            <text:p>194.1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4]) + [.B124]) / 10" office:value-type="float" office:value="194.7">
            <text:p>194.7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5]) + [.B125]) / 10" office:value-type="float" office:value="195">
            <text:p>195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6]) + [.B126]) / 10" office:value-type="float" office:value="195.1">
            <text:p>195.1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7]) + [.B127]) / 10" office:value-type="float" office:value="195.4">
            <text:p>195.4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8]) + [.B128]) / 10" office:value-type="float" office:value="195.8">
            <text:p>195.8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29]) + [.B129]) / 10" office:value-type="float" office:value="196.3">
            <text:p>196.3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0]) + [.B130]) / 10" office:value-type="float" office:value="196.2">
            <text:p>196.2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1]) + [.B131]) / 10" office:value-type="float" office:value="196.6">
            <text:p>196.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2]) + [.B132]) / 10" office:value-type="float" office:value="197.1">
            <text:p>197.1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3]) + [.B133]) / 10" office:value-type="float" office:value="197.2">
            <text:p>197.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4]) + [.B134]) / 10" office:value-type="float" office:value="197.6">
            <text:p>197.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5]) + [.B135]) / 10" office:value-type="float" office:value="198.4">
            <text:p>198.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6]) + [.B136]) / 10" office:value-type="float" office:value="198.8">
            <text:p>198.8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7]) + [.B137]) / 10" office:value-type="float" office:value="198.9">
            <text:p>198.9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8]) + [.B138]) / 10" office:value-type="float" office:value="198.9">
            <text:p>198.9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39]) + [.B139]) / 10" office:value-type="float" office:value="199.3">
            <text:p>199.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0]) + [.B140]) / 10" office:value-type="float" office:value="199.9">
            <text:p>199.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1]) + [.B141]) / 10" office:value-type="float" office:value="200.3">
            <text:p>200.3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2]) + [.B142]) / 10" office:value-type="float" office:value="200.7">
            <text:p>200.7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3]) + [.B143]) / 10" office:value-type="float" office:value="201.1">
            <text:p>201.1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4]) + [.B144]) / 10" office:value-type="float" office:value="201.8">
            <text:p>201.8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5]) + [.B145]) / 10" office:value-type="float" office:value="202.2">
            <text:p>202.2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6]) + [.B146]) / 10" office:value-type="float" office:value="202.4">
            <text:p>202.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7]) + [.B147]) / 10" office:value-type="float" office:value="202.5">
            <text:p>202.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8]) + [.B148]) / 10" office:value-type="float" office:value="202.7">
            <text:p>202.7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49]) + [.B149]) / 10" office:value-type="float" office:value="203.1">
            <text:p>203.1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0]) + [.B150]) / 10" office:value-type="float" office:value="203.3">
            <text:p>203.3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1]) + [.B151]) / 10" office:value-type="float" office:value="203.3">
            <text:p>203.3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2]) + [.B152]) / 10" office:value-type="float" office:value="204">
            <text:p>204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3]) + [.B153]) / 10" office:value-type="float" office:value="204.3">
            <text:p>204.3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4]) + [.B154]) / 10" office:value-type="float" office:value="204.6">
            <text:p>204.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5]) + [.B155]) / 10" office:value-type="float" office:value="204.7">
            <text:p>204.7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6]) + [.B156]) / 10" office:value-type="float" office:value="204.6">
            <text:p>204.6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7]) + [.B157]) / 10" office:value-type="float" office:value="204.8">
            <text:p>204.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8]) + [.B158]) / 10" office:value-type="float" office:value="205.2">
            <text:p>205.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59]) + [.B159]) / 10" office:value-type="float" office:value="205.2">
            <text:p>205.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0]) + [.B160]) / 10" office:value-type="float" office:value="205.2">
            <text:p>205.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1]) + [.B161]) / 10" office:value-type="float" office:value="205.4">
            <text:p>205.4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2]) + [.B162]) / 10" office:value-type="float" office:value="205.8">
            <text:p>205.8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3]) + [.B163]) / 10" office:value-type="float" office:value="206.3">
            <text:p>206.3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4]) + [.B164]) / 10" office:value-type="float" office:value="206.2">
            <text:p>206.2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5]) + [.B165]) / 10" office:value-type="float" office:value="206.8">
            <text:p>206.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6]) + [.B166]) / 10" office:value-type="float" office:value="206.8">
            <text:p>206.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7]) + [.B167]) / 10" office:value-type="float" office:value="207.4">
            <text:p>207.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8]) + [.B168]) / 10" office:value-type="float" office:value="207.4">
            <text:p>207.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69]) + [.B169]) / 10" office:value-type="float" office:value="208">
            <text:p>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0]) + [.B170]) / 10" office:value-type="float" office:value="208.5">
            <text:p>208.5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1]) + [.B171]) / 10" office:value-type="float" office:value="208.6">
            <text:p>208.6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2]) + [.B172]) / 10" office:value-type="float" office:value="209.2">
            <text:p>209.2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3]) + [.B173]) / 10" office:value-type="float" office:value="209.6">
            <text:p>209.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4]) + [.B174]) / 10" office:value-type="float" office:value="210.2">
            <text:p>210.2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5]) + [.B175]) / 10" office:value-type="float" office:value="211.3">
            <text:p>211.3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6]) + [.B176]) / 10" office:value-type="float" office:value="211.3">
            <text:p>211.3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7]) + [.B177]) / 10" office:value-type="float" office:value="211.6">
            <text:p>211.6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8]) + [.B178]) / 10" office:value-type="float" office:value="212.1">
            <text:p>212.1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79]) + [.B179]) / 10" office:value-type="float" office:value="212.3">
            <text:p>212.3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0]) + [.B180]) / 10" office:value-type="float" office:value="212.6">
            <text:p>212.6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1]) + [.B181]) / 10" office:value-type="float" office:value="212.8">
            <text:p>212.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2]) + [.B182]) / 10" office:value-type="float" office:value="213.2">
            <text:p>213.2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3]) + [.B183]) / 10" office:value-type="float" office:value="213.7">
            <text:p>213.7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4]) + [.B184]) / 10" office:value-type="float" office:value="214.8">
            <text:p>214.8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5]) + [.B185]) / 10" office:value-type="float" office:value="214.8">
            <text:p>214.8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6]) + [.B186]) / 10" office:value-type="float" office:value="215.3">
            <text:p>215.3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7]) + [.B187]) / 10" office:value-type="float" office:value="215.7">
            <text:p>215.7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8]) + [.B188]) / 10" office:value-type="float" office:value="216.4">
            <text:p>216.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89]) + [.B189]) / 10" office:value-type="float" office:value="216.5">
            <text:p>216.5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0]) + [.B190]) / 10" office:value-type="float" office:value="217.2">
            <text:p>217.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1]) + [.B191]) / 10" office:value-type="float" office:value="217.1">
            <text:p>217.1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2]) + [.B192]) / 10" office:value-type="float" office:value="217.8">
            <text:p>217.8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3]) + [.B193]) / 10" office:value-type="float" office:value="217.8">
            <text:p>217.8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4]) + [.B194]) / 10" office:value-type="float" office:value="218.3">
            <text:p>218.3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5]) + [.B195]) / 10" office:value-type="float" office:value="219.2">
            <text:p>219.2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6]) + [.B196]) / 10" office:value-type="float" office:value="219.8">
            <text:p>219.8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7]) + [.B197]) / 10" office:value-type="float" office:value="220.1">
            <text:p>220.1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8]) + [.B198]) / 10" office:value-type="float" office:value="220.5">
            <text:p>220.5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199]) + [.B199]) / 10" office:value-type="float" office:value="220.7">
            <text:p>220.7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0]) + [.B200]) / 10" office:value-type="float" office:value="221.3">
            <text:p>221.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1]) + [.B201]) / 10" office:value-type="float" office:value="222.6">
            <text:p>222.6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2]) + [.B202]) / 10" office:value-type="float" office:value="222.7">
            <text:p>222.7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3]) + [.B203]) / 10" office:value-type="float" office:value="222.7">
            <text:p>222.7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4]) + [.B204]) / 10" office:value-type="float" office:value="223.4">
            <text:p>223.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5]) + [.B205]) / 10" office:value-type="float" office:value="223.4">
            <text:p>223.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06]) + [.B206]) / 10" office:value-type="float" office:value="223.9">
            <text:p>223.9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07]) + [.B207]) / 10" office:value-type="float" office:value="224.3">
            <text:p>224.3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08]) + [.B208]) / 10" office:value-type="float" office:value="224.5">
            <text:p>224.5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09]) + [.B209]) / 10" office:value-type="float" office:value="225.2">
            <text:p>225.2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10]) + [.B210]) / 10" office:value-type="float" office:value="225.9">
            <text:p>225.9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11]) + [.B211]) / 10" office:value-type="float" office:value="227.1">
            <text:p>227.1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12]) + [.B212]) / 10" office:value-type="float" office:value="227.9">
            <text:p>227.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3]) + [.B213]) / 10" office:value-type="float" office:value="228.4">
            <text:p>228.4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4]) + [.B214]) / 10" office:value-type="float" office:value="228.8">
            <text:p>228.8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5]) + [.B215]) / 10" office:value-type="float" office:value="229.1">
            <text:p>229.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6]) + [.B216]) / 10" office:value-type="float" office:value="230.5">
            <text:p>230.5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7]) + [.B217]) / 10" office:value-type="float" office:value="231.2">
            <text:p>231.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8]) + [.B218]) / 10" office:value-type="float" office:value="231.8">
            <text:p>231.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19]) + [.B219]) / 10" office:value-type="float" office:value="232.5">
            <text:p>232.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0]) + [.B220]) / 10" office:value-type="float" office:value="233.2">
            <text:p>233.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1]) + [.B221]) / 10" office:value-type="float" office:value="233.7">
            <text:p>233.7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2]) + [.B222]) / 10" office:value-type="float" office:value="233.7">
            <text:p>233.7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3]) + [.B223]) / 10" office:value-type="float" office:value="234.2">
            <text:p>234.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4]) + [.B224]) / 10" office:value-type="float" office:value="234.6">
            <text:p>234.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5]) + [.B225]) / 10" office:value-type="float" office:value="235.8">
            <text:p>235.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6]) + [.B226]) / 10" office:value-type="float" office:value="236.4">
            <text:p>236.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7]) + [.B227]) / 10" office:value-type="float" office:value="237.3">
            <text:p>237.3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8]) + [.B228]) / 10" office:value-type="float" office:value="237.7">
            <text:p>237.7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29]) + [.B229]) / 10" office:value-type="float" office:value="238.2">
            <text:p>238.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0]) + [.B230]) / 10" office:value-type="float" office:value="239.1">
            <text:p>239.1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1]) + [.B231]) / 10" office:value-type="float" office:value="240.6">
            <text:p>240.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2]) + [.B232]) / 10" office:value-type="float" office:value="241.6">
            <text:p>241.6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3]) + [.B233]) / 10" office:value-type="float" office:value="242">
            <text:p>242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4]) + [.B234]) / 10" office:value-type="float" office:value="242.5">
            <text:p>242.5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5]) + [.B235]) / 10" office:value-type="float" office:value="243.4">
            <text:p>243.4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6]) + [.B236]) / 10" office:value-type="float" office:value="244.7">
            <text:p>244.7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7]) + [.B237]) / 10" office:value-type="float" office:value="245.3">
            <text:p>245.3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8]) + [.B238]) / 10" office:value-type="float" office:value="245.6">
            <text:p>245.6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39]) + [.B239]) / 10" office:value-type="float" office:value="246.7">
            <text:p>246.7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0]) + [.B240]) / 10" office:value-type="float" office:value="246.6">
            <text:p>246.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1]) + [.B241]) / 10" office:value-type="float" office:value="246.6">
            <text:p>246.6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2]) + [.B242]) / 10" office:value-type="float" office:value="247.1">
            <text:p>247.1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3]) + [.B243]) / 10" office:value-type="float" office:value="247">
            <text:p>247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4]) + [.B244]) / 10" office:value-type="float" office:value="247.4">
            <text:p>247.4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5]) + [.B245]) / 10" office:value-type="float" office:value="248">
            <text:p>24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6]) + [.B246]) / 10" office:value-type="float" office:value="248.5">
            <text:p>248.5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7]) + [.B247]) / 10" office:value-type="float" office:value="248.6">
            <text:p>248.6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8]) + [.B248]) / 10" office:value-type="float" office:value="248.4">
            <text:p>248.4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49]) + [.B249]) / 10" office:value-type="float" office:value="248.9">
            <text:p>248.9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0]) + [.B250]) / 10" office:value-type="float" office:value="249.5">
            <text:p>249.5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1]) + [.B251]) / 10" office:value-type="float" office:value="249.4">
            <text:p>249.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2]) + [.B252]) / 10" office:value-type="float" office:value="249.4">
            <text:p>249.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3]) + [.B253]) / 10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4]) + [.B254]) / 10" office:value-type="float" office:value="250.6">
            <text:p>250.6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5]) + [.B255]) / 10" office:value-type="float" office:value="250.6">
            <text:p>250.6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56]) + [.B256]) / 10" office:value-type="float" office:value="251">
            <text:p>251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57]) + [.B257]) / 10" office:value-type="float" office:value="251.7">
            <text:p>251.7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58]) + [.B258]) / 10" office:value-type="float" office:value="252.9">
            <text:p>252.9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59]) + [.B259]) / 10" office:value-type="float" office:value="253.4">
            <text:p>253.4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0]) + [.B260]) / 10" office:value-type="float" office:value="253.9">
            <text:p>253.9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1]) + [.B261]) / 10" office:value-type="float" office:value="254">
            <text:p>254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2]) + [.B262]) / 10" office:value-type="float" office:value="254">
            <text:p>254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3]) + [.B263]) / 10" office:value-type="float" office:value="254.5">
            <text:p>254.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4]) + [.B264]) / 10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5]) + [.B265]) / 10" office:value-type="float" office:value="255.5">
            <text:p>255.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6]) + [.B266]) / 10" office:value-type="float" office:value="255.8">
            <text:p>255.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67]) + [.B267]) / 10" office:value-type="float" office:value="256.4">
            <text:p>256.4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68]) + [.B268]) / 10" office:value-type="float" office:value="256.4">
            <text:p>256.4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69]) + [.B269]) / 10" office:value-type="float" office:value="256.8">
            <text:p>256.8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70]) + [.B270]) / 10" office:value-type="float" office:value="257.2">
            <text:p>257.2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71]) + [.B271]) / 10" office:value-type="float" office:value="258">
            <text:p>258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2]) + [.B272]) / 10" office:value-type="float" office:value="258.5">
            <text:p>258.5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3]) + [.B273]) / 10" office:value-type="float" office:value="258.4">
            <text:p>258.4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4]) + [.B274]) / 10" office:value-type="float" office:value="259">
            <text:p>259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5]) + [.B275]) / 10" office:value-type="float" office:value="260">
            <text:p>26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6]) + [.B276]) / 10" office:value-type="float" office:value="261">
            <text:p>261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7]) + [.B277]) / 10" office:value-type="float" office:value="260.9">
            <text:p>260.9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8]) + [.B278]) / 10" office:value-type="float" office:value="260.9">
            <text:p>260.9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79]) + [.B279]) / 10" office:value-type="float" office:value="261.5">
            <text:p>261.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0]) + [.B280]) / 10" office:value-type="float" office:value="262.1">
            <text:p>262.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1]) + [.B281]) / 10" office:value-type="float" office:value="262.7">
            <text:p>262.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2]) + [.B282]) / 10" office:value-type="float" office:value="262.8">
            <text:p>262.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3]) + [.B283]) / 10" office:value-type="float" office:value="262.7">
            <text:p>262.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4]) + [.B284]) / 10" office:value-type="float" office:value="263.9">
            <text:p>263.9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5]) + [.B285]) / 10" office:value-type="float" office:value="264.6">
            <text:p>264.6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6]) + [.B286]) / 10" office:value-type="float" office:value="265.3">
            <text:p>265.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7]) + [.B287]) / 10" office:value-type="float" office:value="265.1">
            <text:p>265.1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8]) + [.B288]) / 10" office:value-type="float" office:value="265.7">
            <text:p>265.7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89]) + [.B289]) / 10" office:value-type="float" office:value="266.3">
            <text:p>266.3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0]) + [.B290]) / 10" office:value-type="float" office:value="266.9">
            <text:p>266.9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1]) + [.B291]) / 10" office:value-type="float" office:value="266.8">
            <text:p>266.8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2]) + [.B292]) / 10" office:value-type="float" office:value="267.5">
            <text:p>267.5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3]) + [.B293]) / 10" office:value-type="float" office:value="267.4">
            <text:p>267.4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294]) + [.B294]) / 10" office:value-type="float" office:value="268.3">
            <text:p>268.3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5]) + [.B295]) / 10" office:value-type="float" office:value="268">
            <text:p>268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6]) + [.B296]) / 10" office:value-type="float" office:value="268">
            <text:p>268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7]) + [.B297]) / 10" office:value-type="float" office:value="268.7">
            <text:p>268.7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8]) + [.B298]) / 10" office:value-type="float" office:value="269.5">
            <text:p>269.5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299]) + [.B299]) / 10" office:value-type="float" office:value="269.4">
            <text:p>269.4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0]) + [.B300]) / 10" office:value-type="float" office:value="270">
            <text:p>27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1]) + [.B301]) / 10" office:value-type="float" office:value="271.1">
            <text:p>271.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2]) + [.B302]) / 10" office:value-type="float" office:value="271.8">
            <text:p>271.8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3]) + [.B303]) / 10" office:value-type="float" office:value="271.9">
            <text:p>271.9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4]) + [.B304]) / 10" office:value-type="float" office:value="272.3">
            <text:p>272.3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5]) + [.B305]) / 10" office:value-type="float" office:value="273">
            <text:p>273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6]) + [.B306]) / 10" office:value-type="float" office:value="273">
            <text:p>273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7]) + [.B307]) / 10" office:value-type="float" office:value="273.8">
            <text:p>273.8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8]) + [.B308]) / 10" office:value-type="float" office:value="274.5">
            <text:p>274.5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09]) + [.B309]) / 10" office:value-type="float" office:value="275.8">
            <text:p>275.8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0]) + [.B310]) / 10" office:value-type="float" office:value="277.1">
            <text:p>277.1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1]) + [.B311]) / 10" office:value-type="float" office:value="277.9">
            <text:p>277.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12]) + [.B312]) / 10" office:value-type="float" office:value="277.9">
            <text:p>277.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3]) + [.B313]) / 10" office:value-type="float" office:value="278.7">
            <text:p>278.7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4]) + [.B314]) / 10" office:value-type="float" office:value="280.1">
            <text:p>280.1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5]) + [.B315]) / 10" office:value-type="float" office:value="281.8">
            <text:p>281.8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SERIAL ERROR: Bytes arrived:3#11 0 253 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6]) + [.B316]) / 10" office:value-type="float" office:value="0">
            <text:p>#VALUE!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7]) + [.B317]) / 10" office:value-type="float" office:value="285.2">
            <text:p>285.2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8]) + [.B318]) / 10" office:value-type="float" office:value="285.2">
            <text:p>285.2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19]) + [.B319]) / 10" office:value-type="float" office:value="286.8">
            <text:p>286.8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0]) + [.B320]) / 10" office:value-type="float" office:value="286.7">
            <text:p>286.7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1]) + [.B321]) / 10" office:value-type="float" office:value="287.8">
            <text:p>287.8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2]) + [.B322]) / 10" office:value-type="float" office:value="289.5">
            <text:p>289.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3]) + [.B323]) / 10" office:value-type="float" office:value="289.5">
            <text:p>289.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4]) + [.B324]) / 10" office:value-type="float" office:value="290.4">
            <text:p>290.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5]) + [.B325]) / 10" office:value-type="float" office:value="291.4">
            <text:p>291.4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26]) + [.B326]) / 10" office:value-type="float" office:value="291.6">
            <text:p>291.6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7]) + [.B327]) / 10" office:value-type="float" office:value="292.4">
            <text:p>292.4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28]) + [.B328]) / 10" office:value-type="float" office:value="293.8">
            <text:p>293.8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29]) + [.B329]) / 10" office:value-type="float" office:value="294.1">
            <text:p>294.1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30]) + [.B330]) / 10" office:value-type="float" office:value="295.3">
            <text:p>295.3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1]) + [.B331]) / 10" office:value-type="float" office:value="294">
            <text:p>294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32]) + [.B332]) / 10" office:value-type="float" office:value="295.8">
            <text:p>295.8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3]) + [.B333]) / 10" office:value-type="float" office:value="296.2">
            <text:p>296.2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4]) + [.B334]) / 10" office:value-type="float" office:value="297.5">
            <text:p>297.5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5]) + [.B335]) / 10" office:value-type="float" office:value="298.3">
            <text:p>298.3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6]) + [.B336]) / 10" office:value-type="float" office:value="298.3">
            <text:p>298.3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7]) + [.B337]) / 10" office:value-type="float" office:value="298.3">
            <text:p>298.3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8]) + [.B338]) / 10" office:value-type="float" office:value="299.5">
            <text:p>299.5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39]) + [.B339]) / 10" office:value-type="float" office:value="299.9">
            <text:p>299.9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0]) + [.B340]) / 10" office:value-type="float" office:value="300.5">
            <text:p>300.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1]) + [.B341]) / 10" office:value-type="float" office:value="301.6">
            <text:p>301.6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2]) + [.B342]) / 10" office:value-type="float" office:value="302.8">
            <text:p>302.8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3]) + [.B343]) / 10" office:value-type="float" office:value="303.1">
            <text:p>303.1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4]) + [.B344]) / 10" office:value-type="float" office:value="303.2">
            <text:p>303.2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5]) + [.B345]) / 10" office:value-type="float" office:value="303.6">
            <text:p>303.6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6]) + [.B346]) / 10" office:value-type="float" office:value="304.3">
            <text:p>304.3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7]) + [.B347]) / 10" office:value-type="float" office:value="304.8">
            <text:p>304.8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8]) + [.B348]) / 10" office:value-type="float" office:value="306">
            <text:p>306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49]) + [.B349]) / 10" office:value-type="float" office:value="307.8">
            <text:p>307.8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0]) + [.B350]) / 10" office:value-type="float" office:value="307.2">
            <text:p>307.2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1]) + [.B351]) / 10" office:value-type="float" office:value="308.3">
            <text:p>308.3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2]) + [.B352]) / 10" office:value-type="float" office:value="308.8">
            <text:p>308.8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3]) + [.B353]) / 10" office:value-type="float" office:value="310">
            <text:p>310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4]) + [.B354]) / 10" office:value-type="float" office:value="309.9">
            <text:p>309.9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5]) + [.B355]) / 10" office:value-type="float" office:value="311.1">
            <text:p>311.1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6]) + [.B356]) / 10" office:value-type="float" office:value="311.2">
            <text:p>311.2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7]) + [.B357]) / 10" office:value-type="float" office:value="312.6">
            <text:p>312.6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8]) + [.B358]) / 10" office:value-type="float" office:value="314.3">
            <text:p>314.3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59]) + [.B359]) / 10" office:value-type="float" office:value="314.9">
            <text:p>314.9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0]) + [.B360]) / 10" office:value-type="float" office:value="316">
            <text:p>316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1]) + [.B361]) / 10" office:value-type="float" office:value="315.4">
            <text:p>315.4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2]) + [.B362]) / 10" office:value-type="float" office:value="316">
            <text:p>316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3]) + [.B363]) / 10" office:value-type="float" office:value="317.8">
            <text:p>317.8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4]) + [.B364]) / 10" office:value-type="float" office:value="318.5">
            <text:p>318.5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5]) + [.B365]) / 10" office:value-type="float" office:value="319.8">
            <text:p>319.8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6]) + [.B366]) / 10" office:value-type="float" office:value="319.6">
            <text:p>319.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7]) + [.B367]) / 10" office:value-type="float" office:value="320.7">
            <text:p>320.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8]) + [.B368]) / 10" office:value-type="float" office:value="320.8">
            <text:p>320.8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69]) + [.B369]) / 10" office:value-type="float" office:value="322.4">
            <text:p>322.4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0]) + [.B370]) / 10" office:value-type="float" office:value="324">
            <text:p>324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1]) + [.B371]) / 10" office:value-type="float" office:value="325">
            <text:p>32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2]) + [.B372]) / 10" office:value-type="float" office:value="325.5">
            <text:p>325.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3]) + [.B373]) / 10" office:value-type="float" office:value="325.7">
            <text:p>325.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4]) + [.B374]) / 10" office:value-type="float" office:value="327.1">
            <text:p>327.1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5]) + [.B375]) / 10" office:value-type="float" office:value="329.5">
            <text:p>329.5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6]) + [.B376]) / 10" office:value-type="float" office:value="331.9">
            <text:p>331.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string">
            <text:p>SERIAL ERROR: Bytes arrived:3#10 0 254 10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7]) + [.B377]) / 10" office:value-type="float" office:value="0">
            <text:p>#VALUE!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8]) + [.B378]) / 10" office:value-type="float" office:value="259.4">
            <text:p>259.4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79]) + [.B379]) / 10" office:value-type="float" office:value="262.8">
            <text:p>262.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80]) + [.B380]) / 10" office:value-type="float" office:value="266.2">
            <text:p>266.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1]) + [.B381]) / 10" office:value-type="float" office:value="265">
            <text:p>265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2]) + [.B382]) / 10" office:value-type="float" office:value="266.9">
            <text:p>266.9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83]) + [.B383]) / 10" office:value-type="float" office:value="267.1">
            <text:p>267.1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4]) + [.B384]) / 10" office:value-type="float" office:value="268.1">
            <text:p>268.1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5]) + [.B385]) / 10" office:value-type="float" office:value="269">
            <text:p>269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6]) + [.B386]) / 10" office:value-type="float" office:value="269.9">
            <text:p>269.9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7]) + [.B387]) / 10" office:value-type="float" office:value="269.6">
            <text:p>269.6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88]) + [.B388]) / 10" office:value-type="float" office:value="272">
            <text:p>272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((256*[.A389]) + [.B389]) / 10" office:value-type="float" office:value="272.1">
            <text:p>272.1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0]) + [.B390]) / 10" office:value-type="float" office:value="272.7">
            <text:p>272.7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1]) + [.B391]) / 10" office:value-type="float" office:value="273.8">
            <text:p>273.8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2]) + [.B392]) / 10" office:value-type="float" office:value="273.8">
            <text:p>273.8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3]) + [.B393]) / 10" office:value-type="float" office:value="273.7">
            <text:p>273.7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4]) + [.B394]) / 10" office:value-type="float" office:value="274.6">
            <text:p>274.6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5]) + [.B395]) / 10" office:value-type="float" office:value="275.5">
            <text:p>275.5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6]) + [.B396]) / 10" office:value-type="float" office:value="276.7">
            <text:p>276.7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((256*[.A397]) + [.B397]) / 10" office:value-type="float" office:value="279.9">
            <text:p>279.9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</table:table-row>
        <table:table-row table:style-name="ro2" table:number-rows-repeated="251">
          <table:table-cell table:style-name="ce2" table:number-columns-repeated="2"/>
          <table:table-cell table:style-name="Default" table:number-columns-repeated="2"/>
          <table:table-cell table:style-name="ce5"/>
          <table:table-cell table:style-name="ce7"/>
          <table:table-cell table:style-name="Default" table:number-columns-repeated="2"/>
        </table:table-row>
        <table:table-row table:style-name="ro2" table:number-rows-repeated="104792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9T12:08:40</dc:date>
    <meta:generator>LibreOffice/4.0.1.2$Linux_x86 LibreOffice_project/84102822e3d61eb989ddd325abf1ac077904985</meta:generator>
    <meta:editing-duration>PT35M11S</meta:editing-duration>
    <meta:editing-cycles>4</meta:editing-cycles>
    <meta:document-statistic meta:table-count="1" meta:cell-count="3176" meta:object-count="0"/>
  </office:meta>
</office:document-meta>
</file>